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39mm"/>
    </style:style>
    <style:style style:name="co2" style:family="table-column">
      <style:table-column-properties fo:break-before="auto" style:column-width="56.44mm"/>
    </style:style>
    <style:style style:name="co3" style:family="table-column">
      <style:table-column-properties fo:break-before="auto" style:column-width="11.89mm"/>
    </style:style>
    <style:style style:name="co4" style:family="table-column">
      <style:table-column-properties fo:break-before="auto" style:column-width="32.68mm"/>
    </style:style>
    <style:style style:name="co5" style:family="table-column">
      <style:table-column-properties fo:break-before="auto" style:column-width="36.39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2.44mm"/>
    </style:style>
    <style:style style:name="co8" style:family="table-column">
      <style:table-column-properties fo:break-before="auto" style:column-width="25.51mm"/>
    </style:style>
    <style:style style:name="co9" style:family="table-column">
      <style:table-column-properties fo:break-before="auto" style:column-width="33.66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6.58mm"/>
    </style:style>
    <style:style style:name="co12" style:family="table-column">
      <style:table-column-properties fo:break-before="auto" style:column-width="30.2mm"/>
    </style:style>
    <style:style style:name="co13" style:family="table-column">
      <style:table-column-properties fo:break-before="auto" style:column-width="29.7mm"/>
    </style:style>
    <style:style style:name="co14" style:family="table-column">
      <style:table-column-properties fo:break-before="auto" style:column-width="33.41mm"/>
    </style:style>
    <style:style style:name="co15" style:family="table-column">
      <style:table-column-properties fo:break-before="auto" style:column-width="14.61mm"/>
    </style:style>
    <style:style style:name="co16" style:family="table-column">
      <style:table-column-properties fo:break-before="auto" style:column-width="23.51mm"/>
    </style:style>
    <style:style style:name="co17" style:family="table-column">
      <style:table-column-properties fo:break-before="auto" style:column-width="29.21mm"/>
    </style:style>
    <style:style style:name="co18" style:family="table-column">
      <style:table-column-properties fo:break-before="auto" style:column-width="24.01mm"/>
    </style:style>
    <style:style style:name="co19" style:family="table-column">
      <style:table-column-properties fo:break-before="auto" style:column-width="27.73mm"/>
    </style:style>
    <style:style style:name="co20" style:family="table-column">
      <style:table-column-properties fo:break-before="auto" style:column-width="19.0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3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8" style:family="table-cell" style:parent-style-name="Default" style:data-style-name="N100">
      <style:table-cell-properties fo:border="0.06pt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200" fo:border="0.06pt solid #000000"/>
      <style:text-properties fo:font-size="14pt" style:font-size-asian="14pt" style:font-size-complex="14pt"/>
    </style:style>
    <style:style style:name="ce10" style:family="table-cell" style:parent-style-name="Default">
      <style:table-cell-properties fo:background-color="#ffa6a6" fo:border="0.06pt solid #000000"/>
      <style:text-properties fo:font-size="14pt" style:font-size-asian="14pt" style:font-size-complex="14pt"/>
    </style:style>
    <style:style style:name="ce11" style:family="table-cell" style:parent-style-name="Default" style:data-style-name="N30">
      <style:table-cell-properties fo:background-color="#ffa6a6" fo:border="0.06pt solid #000000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015" table:default-cell-style-name="ce4"/>
        <table:table-row table:style-name="ro1">
          <table:table-cell table:style-name="ce3" office:value-type="string" calcext:value-type="string">
            <text:p>Serie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string" calcext:value-type="string">
            <text:p>Tome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Scenariste</text:p>
          </table:table-cell>
          <table:table-cell table:style-name="ce3" office:value-type="string" calcext:value-type="string">
            <text:p>Dessinateur</text:p>
          </table:table-cell>
          <table:table-cell table:style-name="ce3" office:value-type="string" calcext:value-type="string">
            <text:p>Editeur</text:p>
          </table:table-cell>
          <table:table-cell table:style-name="ce3" office:value-type="string" calcext:value-type="string">
            <text:p>Date parution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Aya de Yopougon</text:p>
          </table:table-cell>
          <table:table-cell table:style-name="ce3" office:value-type="string" calcext:value-type="string">
            <text:p>Aya de Yopougon, Tome 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70573117" calcext:value-type="float">
            <text:p>2070573117</text:p>
          </table:table-cell>
          <table:table-cell table:style-name="ce3" office:value-type="string" calcext:value-type="string">
            <text:p>Tranche de vie</text:p>
          </table:table-cell>
          <table:table-cell table:style-name="ce3" office:value-type="string" calcext:value-type="string">
            <text:p>Abouet, Marguerite</text:p>
          </table:table-cell>
          <table:table-cell table:style-name="ce3" office:value-type="string" calcext:value-type="string">
            <text:p>Oubrerie, Clément</text:p>
          </table:table-cell>
          <table:table-cell table:style-name="ce3" office:value-type="string" calcext:value-type="string">
            <text:p>Gallimard</text:p>
          </table:table-cell>
          <table:table-cell table:style-name="ce8" office:value-type="string" calcext:value-type="string">
            <text:p>2005-11-1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Kookaburra</text:p>
          </table:table-cell>
          <table:table-cell table:style-name="ce3" office:value-type="string" calcext:value-type="string">
            <text:p>Planète Dakoï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77645630" calcext:value-type="float">
            <text:p>2877645630</text:p>
          </table:table-cell>
          <table:table-cell table:style-name="ce3" office:value-type="string" calcext:value-type="string">
            <text:p>Science-Fiction</text:p>
          </table:table-cell>
          <table:table-cell table:number-columns-repeated="2" table:style-name="ce3" office:value-type="string" calcext:value-type="string">
            <text:p>Crisse, Didier</text:p>
          </table:table-cell>
          <table:table-cell table:style-name="ce3" office:value-type="string" calcext:value-type="string">
            <text:p>Soleil</text:p>
          </table:table-cell>
          <table:table-cell table:style-name="ce8" office:value-type="string" calcext:value-type="string">
            <text:p>1997-02-0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anfeust de Troy</text:p>
          </table:table-cell>
          <table:table-cell table:style-name="ce3" office:value-type="string" calcext:value-type="string">
            <text:p>L'ivoire du Magohamoth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77642577" calcext:value-type="float">
            <text:p>2877642577</text:p>
          </table:table-cell>
          <table:table-cell table:style-name="ce3" office:value-type="string" calcext:value-type="string">
            <text:p>Héroic - Fantasy</text:p>
          </table:table-cell>
          <table:table-cell table:style-name="ce3" office:value-type="string" calcext:value-type="string">
            <text:p>Arleston, Christophe</text:p>
          </table:table-cell>
          <table:table-cell table:style-name="ce3" office:value-type="string" calcext:value-type="string">
            <text:p>Tarquin, Didier</text:p>
          </table:table-cell>
          <table:table-cell table:style-name="ce3" office:value-type="string" calcext:value-type="string">
            <text:p>Soleil</text:p>
          </table:table-cell>
          <table:table-cell table:style-name="ce8" office:value-type="string" calcext:value-type="string">
            <text:p>1994-09-0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aker Street</text:p>
          </table:table-cell>
          <table:table-cell table:style-name="ce3" office:value-type="string" calcext:value-type="string">
            <text:p>Sherlock Holmes n'a peur de rie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0553511" calcext:value-type="float">
            <text:p>2840553511</text:p>
          </table:table-cell>
          <table:table-cell table:style-name="ce3" office:value-type="string" calcext:value-type="string">
            <text:p>Humour</text:p>
          </table:table-cell>
          <table:table-cell table:style-name="ce3" office:value-type="string" calcext:value-type="string">
            <text:p>Veys, Pierre</text:p>
          </table:table-cell>
          <table:table-cell table:style-name="ce3" office:value-type="string" calcext:value-type="string">
            <text:p>Barral, Nicolas</text:p>
          </table:table-cell>
          <table:table-cell table:style-name="ce3" office:value-type="string" calcext:value-type="string">
            <text:p>Delcourt</text:p>
          </table:table-cell>
          <table:table-cell table:style-name="ce8" office:value-type="string" calcext:value-type="string">
            <text:p>1999-04-0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e chant des Stryges</text:p>
          </table:table-cell>
          <table:table-cell table:style-name="ce3" office:value-type="string" calcext:value-type="string">
            <text:p>Omb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40551721" calcext:value-type="float">
            <text:p>2840551721</text:p>
          </table:table-cell>
          <table:table-cell table:style-name="ce3" office:value-type="string" calcext:value-type="string">
            <text:p>Aventures</text:p>
          </table:table-cell>
          <table:table-cell table:style-name="ce3" office:value-type="string" calcext:value-type="string">
            <text:p>Corbeyran, Éric</text:p>
          </table:table-cell>
          <table:table-cell table:style-name="ce3" office:value-type="string" calcext:value-type="string">
            <text:p>Guérineau, Richard</text:p>
          </table:table-cell>
          <table:table-cell table:style-name="ce3" office:value-type="string" calcext:value-type="string">
            <text:p>Delcourt</text:p>
          </table:table-cell>
          <table:table-cell table:style-name="ce8" office:value-type="string" calcext:value-type="string">
            <text:p>1997-10-0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Le Messager</text:p>
          </table:table-cell>
          <table:table-cell table:style-name="ce3" office:value-type="string" calcext:value-type="string">
            <text:p>La sainte lan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12715555" calcext:value-type="float">
            <text:p>2912715555</text:p>
          </table:table-cell>
          <table:table-cell table:style-name="ce3" office:value-type="string" calcext:value-type="string">
            <text:p>Polar-Thriller</text:p>
          </table:table-cell>
          <table:table-cell table:style-name="ce3" office:value-type="string" calcext:value-type="string">
            <text:p>Richez, Hervé</text:p>
          </table:table-cell>
          <table:table-cell table:style-name="ce3" office:value-type="string" calcext:value-type="string">
            <text:p>Mig</text:p>
          </table:table-cell>
          <table:table-cell table:style-name="ce3" office:value-type="string" calcext:value-type="string">
            <text:p>Bamboo</text:p>
          </table:table-cell>
          <table:table-cell table:style-name="ce8" office:value-type="string" calcext:value-type="string">
            <text:p>2003-05-0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lacksad</text:p>
          </table:table-cell>
          <table:table-cell table:style-name="ce3" office:value-type="string" calcext:value-type="string">
            <text:p>Quelque part entre les omb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5049658" calcext:value-type="float">
            <text:p>2205049658</text:p>
          </table:table-cell>
          <table:table-cell table:style-name="ce3" office:value-type="string" calcext:value-type="string">
            <text:p>Polar-Thriller</text:p>
          </table:table-cell>
          <table:table-cell table:style-name="ce3" office:value-type="string" calcext:value-type="string">
            <text:p>Diaz Canales, Juan</text:p>
          </table:table-cell>
          <table:table-cell table:style-name="ce3" office:value-type="string" calcext:value-type="string">
            <text:p>Guarnido, Juanjo</text:p>
          </table:table-cell>
          <table:table-cell table:style-name="ce3" office:value-type="string" calcext:value-type="string">
            <text:p>Dargaud</text:p>
          </table:table-cell>
          <table:table-cell table:style-name="ce8" office:value-type="string" calcext:value-type="string">
            <text:p>2000-11-10</text:p>
          </table:table-cell>
          <table:table-cell table:number-columns-repeated="1015"/>
        </table:table-row>
        <table:table-row table:style-name="ro1">
          <table:table-cell table:number-columns-repeated="2" table:style-name="ce3" office:value-type="string" calcext:value-type="string">
            <text:p>Le quatrième pouvoi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05038680" calcext:value-type="float">
            <text:p>2205038680</text:p>
          </table:table-cell>
          <table:table-cell table:style-name="ce3" office:value-type="string" calcext:value-type="string">
            <text:p>Science-Fiction</text:p>
          </table:table-cell>
          <table:table-cell table:number-columns-repeated="2" table:style-name="ce3" office:value-type="string" calcext:value-type="string">
            <text:p>Gimenez, Juan</text:p>
          </table:table-cell>
          <table:table-cell table:style-name="ce3" office:value-type="string" calcext:value-type="string">
            <text:p>Dargaud</text:p>
          </table:table-cell>
          <table:table-cell table:style-name="ce8" office:value-type="string" calcext:value-type="string">
            <text:p>1989-05-0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ptain Biceps</text:p>
          </table:table-cell>
          <table:table-cell table:style-name="ce3" office:value-type="string" calcext:value-type="string">
            <text:p>L'invincib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23445771" calcext:value-type="float">
            <text:p>2723445771</text:p>
          </table:table-cell>
          <table:table-cell table:style-name="ce3" office:value-type="string" calcext:value-type="string">
            <text:p>Humour</text:p>
          </table:table-cell>
          <table:table-cell table:style-name="ce3" office:value-type="string" calcext:value-type="string">
            <text:p>Zep</text:p>
          </table:table-cell>
          <table:table-cell table:style-name="ce3" office:value-type="string" calcext:value-type="string">
            <text:p>Tébo</text:p>
          </table:table-cell>
          <table:table-cell table:style-name="ce3" office:value-type="string" calcext:value-type="string">
            <text:p>Glénat</text:p>
          </table:table-cell>
          <table:table-cell table:style-name="ce8" office:value-type="string" calcext:value-type="string">
            <text:p>2004-04-01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Caravane (Milhiet)</text:p>
          </table:table-cell>
          <table:table-cell table:style-name="ce3" office:value-type="string" calcext:value-type="string">
            <text:p>Mil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56004073" calcext:value-type="float">
            <text:p>2756004073</text:p>
          </table:table-cell>
          <table:table-cell table:style-name="ce3" office:value-type="string" calcext:value-type="string">
            <text:p>Aventure</text:p>
          </table:table-cell>
          <table:table-cell table:number-columns-repeated="2" table:style-name="ce3" office:value-type="string" calcext:value-type="string">
            <text:p>Milhiet, Olivier</text:p>
          </table:table-cell>
          <table:table-cell table:style-name="ce3" office:value-type="string" calcext:value-type="string">
            <text:p>Delcourt</text:p>
          </table:table-cell>
          <table:table-cell table:style-name="ce8" office:value-type="string" calcext:value-type="string">
            <text:p>2008-04-02</text:p>
          </table:table-cell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_2" table:style-name="ta1">
        <table:table-column table:style-name="co1" table:default-cell-style-name="ce4"/>
        <table:table-column table:style-name="co2" table:default-cell-style-name="ce4"/>
        <table:table-column table:style-name="co11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2" table:default-cell-style-name="ce4"/>
        <table:table-column table:style-name="co13" table:default-cell-style-name="ce4"/>
        <table:table-column table:style-name="co10" table:number-columns-repeated="1014" table:default-cell-style-name="ce4"/>
        <table:table-row table:style-name="ro1">
          <table:table-cell table:style-name="ce3" table:formula="of:=[Feuille1.A1]" office:value-type="string" office:string-value="Serie" calcext:value-type="string">
            <text:p>Serie</text:p>
          </table:table-cell>
          <table:table-cell table:style-name="ce3" table:formula="of:=[Feuille1.B1]" office:value-type="string" office:string-value="Titre" calcext:value-type="string">
            <text:p>Titre</text:p>
          </table:table-cell>
          <table:table-cell table:style-name="ce3" table:formula="of:=[Feuille1.C1]" office:value-type="string" office:string-value="Tome" calcext:value-type="string">
            <text:p>Tome</text:p>
          </table:table-cell>
          <table:table-cell table:style-name="ce3" table:formula="of:=[Feuille1.D1]" office:value-type="string" office:string-value="ISBN" calcext:value-type="string">
            <text:p>ISBN</text:p>
          </table:table-cell>
          <table:table-cell table:style-name="ce3" table:formula="of:=[Feuille1.E1]" office:value-type="string" office:string-value="Genre" calcext:value-type="string">
            <text:p>Genre</text:p>
          </table:table-cell>
          <table:table-cell table:style-name="ce3" table:formula="of:=[Feuille1.F1]" office:value-type="string" office:string-value="Scenariste" calcext:value-type="string">
            <text:p>Scenariste</text:p>
          </table:table-cell>
          <table:table-cell table:style-name="ce3" table:formula="of:=[Feuille1.G1]" office:value-type="string" office:string-value="Dessinateur" calcext:value-type="string">
            <text:p>Dessinateur</text:p>
          </table:table-cell>
          <table:table-cell table:style-name="ce3" table:formula="of:=[Feuille1.H1]" office:value-type="string" office:string-value="Editeur" calcext:value-type="string">
            <text:p>Editeur</text:p>
          </table:table-cell>
          <table:table-cell table:style-name="ce3" table:formula="of:=[Feuille1.I1]" office:value-type="string" office:string-value="Date parution" calcext:value-type="string">
            <text:p>Date parution</text:p>
          </table:table-cell>
          <table:table-cell table:style-name="ce9" office:value-type="string" calcext:value-type="string">
            <text:p>Emprunteur</text:p>
          </table:table-cell>
          <table:table-cell table:number-columns-repeated="1014"/>
        </table:table-row>
        <table:table-row table:style-name="ro1">
          <table:table-cell table:style-name="ce3" table:formula="of:=[Feuille1.A2]" office:value-type="string" office:string-value="Aya de Yopougon" calcext:value-type="string">
            <text:p>Aya de Yopougon</text:p>
          </table:table-cell>
          <table:table-cell table:style-name="ce3" table:formula="of:=[Feuille1.B2]" office:value-type="string" office:string-value="Aya de Yopougon, Tome 1" calcext:value-type="string">
            <text:p>Aya de Yopougon, Tome 1</text:p>
          </table:table-cell>
          <table:table-cell table:style-name="ce3" table:formula="of:=[Feuille1.C2]" office:value-type="float" office:value="1" calcext:value-type="float">
            <text:p>1</text:p>
          </table:table-cell>
          <table:table-cell table:style-name="ce3" table:formula="of:=[Feuille1.D2]" office:value-type="float" office:value="2070573117" calcext:value-type="float">
            <text:p>2070573117</text:p>
          </table:table-cell>
          <table:table-cell table:style-name="ce3" table:formula="of:=[Feuille1.E2]" office:value-type="string" office:string-value="Tranche de vie" calcext:value-type="string">
            <text:p>Tranche de vie</text:p>
          </table:table-cell>
          <table:table-cell table:style-name="ce3" table:formula="of:=[Feuille1.F2]" office:value-type="string" office:string-value="Abouet, Marguerite" calcext:value-type="string">
            <text:p>Abouet, Marguerite</text:p>
          </table:table-cell>
          <table:table-cell table:style-name="ce3" table:formula="of:=[Feuille1.G2]" office:value-type="string" office:string-value="Oubrerie, Clément" calcext:value-type="string">
            <text:p>Oubrerie, Clément</text:p>
          </table:table-cell>
          <table:table-cell table:style-name="ce3" table:formula="of:=[Feuille1.H2]" office:value-type="string" office:string-value="Gallimard" calcext:value-type="string">
            <text:p>Gallimard</text:p>
          </table:table-cell>
          <table:table-cell table:style-name="ce3" table:formula="of:=[Feuille1.I2]" office:value-type="string" office:string-value="2005-11-17" calcext:value-type="string">
            <text:p>2005-11-17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3" table:formula="of:=[Feuille1.A3]" office:value-type="string" office:string-value="Kookaburra" calcext:value-type="string">
            <text:p>Kookaburra</text:p>
          </table:table-cell>
          <table:table-cell table:style-name="ce3" table:formula="of:=[Feuille1.B3]" office:value-type="string" office:string-value="Planète Dakoï" calcext:value-type="string">
            <text:p>Planète Dakoï</text:p>
          </table:table-cell>
          <table:table-cell table:style-name="ce3" table:formula="of:=[Feuille1.C3]" office:value-type="float" office:value="1" calcext:value-type="float">
            <text:p>1</text:p>
          </table:table-cell>
          <table:table-cell table:style-name="ce3" table:formula="of:=[Feuille1.D3]" office:value-type="float" office:value="2877645630" calcext:value-type="float">
            <text:p>2877645630</text:p>
          </table:table-cell>
          <table:table-cell table:style-name="ce3" table:formula="of:=[Feuille1.E3]" office:value-type="string" office:string-value="Science-Fiction" calcext:value-type="string">
            <text:p>Science-Fiction</text:p>
          </table:table-cell>
          <table:table-cell table:style-name="ce3" table:formula="of:=[Feuille1.F3]" office:value-type="string" office:string-value="Crisse, Didier" calcext:value-type="string">
            <text:p>Crisse, Didier</text:p>
          </table:table-cell>
          <table:table-cell table:style-name="ce3" table:formula="of:=[Feuille1.G3]" office:value-type="string" office:string-value="Crisse, Didier" calcext:value-type="string">
            <text:p>Crisse, Didier</text:p>
          </table:table-cell>
          <table:table-cell table:style-name="ce3" table:formula="of:=[Feuille1.H3]" office:value-type="string" office:string-value="Soleil" calcext:value-type="string">
            <text:p>Soleil</text:p>
          </table:table-cell>
          <table:table-cell table:style-name="ce3" table:formula="of:=[Feuille1.I3]" office:value-type="string" office:string-value="1997-02-01" calcext:value-type="string">
            <text:p>1997-02-01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3" table:formula="of:=[Feuille1.A4]" office:value-type="string" office:string-value="Lanfeust de Troy" calcext:value-type="string">
            <text:p>Lanfeust de Troy</text:p>
          </table:table-cell>
          <table:table-cell table:style-name="ce3" table:formula="of:=[Feuille1.B4]" office:value-type="string" office:string-value="L'ivoire du Magohamoth" calcext:value-type="string">
            <text:p>L'ivoire du Magohamoth</text:p>
          </table:table-cell>
          <table:table-cell table:style-name="ce3" table:formula="of:=[Feuille1.C4]" office:value-type="float" office:value="1" calcext:value-type="float">
            <text:p>1</text:p>
          </table:table-cell>
          <table:table-cell table:style-name="ce3" table:formula="of:=[Feuille1.D4]" office:value-type="float" office:value="2877642577" calcext:value-type="float">
            <text:p>2877642577</text:p>
          </table:table-cell>
          <table:table-cell table:style-name="ce3" table:formula="of:=[Feuille1.E4]" office:value-type="string" office:string-value="Héroic - Fantasy" calcext:value-type="string">
            <text:p>Héroic - Fantasy</text:p>
          </table:table-cell>
          <table:table-cell table:style-name="ce3" table:formula="of:=[Feuille1.F4]" office:value-type="string" office:string-value="Arleston, Christophe" calcext:value-type="string">
            <text:p>Arleston, Christophe</text:p>
          </table:table-cell>
          <table:table-cell table:style-name="ce3" table:formula="of:=[Feuille1.G4]" office:value-type="string" office:string-value="Tarquin, Didier" calcext:value-type="string">
            <text:p>Tarquin, Didier</text:p>
          </table:table-cell>
          <table:table-cell table:style-name="ce3" table:formula="of:=[Feuille1.H4]" office:value-type="string" office:string-value="Soleil" calcext:value-type="string">
            <text:p>Soleil</text:p>
          </table:table-cell>
          <table:table-cell table:style-name="ce3" table:formula="of:=[Feuille1.I4]" office:value-type="string" office:string-value="1994-09-01" calcext:value-type="string">
            <text:p>1994-09-01</text:p>
          </table:table-cell>
          <table:table-cell table:style-name="ce9" office:value-type="string" calcext:value-type="string">
            <text:p>Abel</text:p>
          </table:table-cell>
          <table:table-cell table:number-columns-repeated="1014"/>
        </table:table-row>
        <table:table-row table:style-name="ro1">
          <table:table-cell table:style-name="ce3" table:formula="of:=[Feuille1.A5]" office:value-type="string" office:string-value="Baker Street" calcext:value-type="string">
            <text:p>Baker Street</text:p>
          </table:table-cell>
          <table:table-cell table:style-name="ce3" table:formula="of:=[Feuille1.B5]" office:value-type="string" office:string-value="Sherlock Holmes n'a peur de rien" calcext:value-type="string">
            <text:p>Sherlock Holmes n'a peur de rien</text:p>
          </table:table-cell>
          <table:table-cell table:style-name="ce3" table:formula="of:=[Feuille1.C5]" office:value-type="float" office:value="1" calcext:value-type="float">
            <text:p>1</text:p>
          </table:table-cell>
          <table:table-cell table:style-name="ce3" table:formula="of:=[Feuille1.D5]" office:value-type="float" office:value="2840553511" calcext:value-type="float">
            <text:p>2840553511</text:p>
          </table:table-cell>
          <table:table-cell table:style-name="ce3" table:formula="of:=[Feuille1.E5]" office:value-type="string" office:string-value="Humour" calcext:value-type="string">
            <text:p>Humour</text:p>
          </table:table-cell>
          <table:table-cell table:style-name="ce3" table:formula="of:=[Feuille1.F5]" office:value-type="string" office:string-value="Veys, Pierre" calcext:value-type="string">
            <text:p>Veys, Pierre</text:p>
          </table:table-cell>
          <table:table-cell table:style-name="ce3" table:formula="of:=[Feuille1.G5]" office:value-type="string" office:string-value="Barral, Nicolas" calcext:value-type="string">
            <text:p>Barral, Nicolas</text:p>
          </table:table-cell>
          <table:table-cell table:style-name="ce3" table:formula="of:=[Feuille1.H5]" office:value-type="string" office:string-value="Delcourt" calcext:value-type="string">
            <text:p>Delcourt</text:p>
          </table:table-cell>
          <table:table-cell table:style-name="ce3" table:formula="of:=[Feuille1.I5]" office:value-type="string" office:string-value="1999-04-01" calcext:value-type="string">
            <text:p>1999-04-01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3" table:formula="of:=[Feuille1.A6]" office:value-type="string" office:string-value="Le chant des Stryges" calcext:value-type="string">
            <text:p>Le chant des Stryges</text:p>
          </table:table-cell>
          <table:table-cell table:style-name="ce3" table:formula="of:=[Feuille1.B6]" office:value-type="string" office:string-value="Ombres" calcext:value-type="string">
            <text:p>Ombres</text:p>
          </table:table-cell>
          <table:table-cell table:style-name="ce3" table:formula="of:=[Feuille1.C6]" office:value-type="float" office:value="1" calcext:value-type="float">
            <text:p>1</text:p>
          </table:table-cell>
          <table:table-cell table:style-name="ce3" table:formula="of:=[Feuille1.D6]" office:value-type="float" office:value="2840551721" calcext:value-type="float">
            <text:p>2840551721</text:p>
          </table:table-cell>
          <table:table-cell table:style-name="ce3" table:formula="of:=[Feuille1.E6]" office:value-type="string" office:string-value="Aventures" calcext:value-type="string">
            <text:p>Aventures</text:p>
          </table:table-cell>
          <table:table-cell table:style-name="ce3" table:formula="of:=[Feuille1.F6]" office:value-type="string" office:string-value="Corbeyran, Éric" calcext:value-type="string">
            <text:p>Corbeyran, Éric</text:p>
          </table:table-cell>
          <table:table-cell table:style-name="ce3" table:formula="of:=[Feuille1.G6]" office:value-type="string" office:string-value="Guérineau, Richard" calcext:value-type="string">
            <text:p>Guérineau, Richard</text:p>
          </table:table-cell>
          <table:table-cell table:style-name="ce3" table:formula="of:=[Feuille1.H6]" office:value-type="string" office:string-value="Delcourt" calcext:value-type="string">
            <text:p>Delcourt</text:p>
          </table:table-cell>
          <table:table-cell table:style-name="ce3" table:formula="of:=[Feuille1.I6]" office:value-type="string" office:string-value="1997-10-01" calcext:value-type="string">
            <text:p>1997-10-01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3" table:formula="of:=[Feuille1.A7]" office:value-type="string" office:string-value="Le Messager" calcext:value-type="string">
            <text:p>Le Messager</text:p>
          </table:table-cell>
          <table:table-cell table:style-name="ce3" table:formula="of:=[Feuille1.B7]" office:value-type="string" office:string-value="La sainte lance" calcext:value-type="string">
            <text:p>La sainte lance</text:p>
          </table:table-cell>
          <table:table-cell table:style-name="ce3" table:formula="of:=[Feuille1.C7]" office:value-type="float" office:value="1" calcext:value-type="float">
            <text:p>1</text:p>
          </table:table-cell>
          <table:table-cell table:style-name="ce3" table:formula="of:=[Feuille1.D7]" office:value-type="float" office:value="2912715555" calcext:value-type="float">
            <text:p>2912715555</text:p>
          </table:table-cell>
          <table:table-cell table:style-name="ce3" table:formula="of:=[Feuille1.E7]" office:value-type="string" office:string-value="Polar-Thriller" calcext:value-type="string">
            <text:p>Polar-Thriller</text:p>
          </table:table-cell>
          <table:table-cell table:style-name="ce3" table:formula="of:=[Feuille1.F7]" office:value-type="string" office:string-value="Richez, Hervé" calcext:value-type="string">
            <text:p>Richez, Hervé</text:p>
          </table:table-cell>
          <table:table-cell table:style-name="ce3" table:formula="of:=[Feuille1.G7]" office:value-type="string" office:string-value="Mig" calcext:value-type="string">
            <text:p>Mig</text:p>
          </table:table-cell>
          <table:table-cell table:style-name="ce3" table:formula="of:=[Feuille1.H7]" office:value-type="string" office:string-value="Bamboo" calcext:value-type="string">
            <text:p>Bamboo</text:p>
          </table:table-cell>
          <table:table-cell table:style-name="ce3" table:formula="of:=[Feuille1.I7]" office:value-type="string" office:string-value="2003-05-01" calcext:value-type="string">
            <text:p>2003-05-01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3" table:formula="of:=[Feuille1.A8]" office:value-type="string" office:string-value="Blacksad" calcext:value-type="string">
            <text:p>Blacksad</text:p>
          </table:table-cell>
          <table:table-cell table:style-name="ce3" table:formula="of:=[Feuille1.B8]" office:value-type="string" office:string-value="Quelque part entre les ombres" calcext:value-type="string">
            <text:p>Quelque part entre les ombres</text:p>
          </table:table-cell>
          <table:table-cell table:style-name="ce3" table:formula="of:=[Feuille1.C8]" office:value-type="float" office:value="1" calcext:value-type="float">
            <text:p>1</text:p>
          </table:table-cell>
          <table:table-cell table:style-name="ce3" table:formula="of:=[Feuille1.D8]" office:value-type="float" office:value="2205049658" calcext:value-type="float">
            <text:p>2205049658</text:p>
          </table:table-cell>
          <table:table-cell table:style-name="ce3" table:formula="of:=[Feuille1.E8]" office:value-type="string" office:string-value="Polar-Thriller" calcext:value-type="string">
            <text:p>Polar-Thriller</text:p>
          </table:table-cell>
          <table:table-cell table:style-name="ce3" table:formula="of:=[Feuille1.F8]" office:value-type="string" office:string-value="Diaz Canales, Juan" calcext:value-type="string">
            <text:p>Diaz Canales, Juan</text:p>
          </table:table-cell>
          <table:table-cell table:style-name="ce3" table:formula="of:=[Feuille1.G8]" office:value-type="string" office:string-value="Guarnido, Juanjo" calcext:value-type="string">
            <text:p>Guarnido, Juanjo</text:p>
          </table:table-cell>
          <table:table-cell table:style-name="ce3" table:formula="of:=[Feuille1.H8]" office:value-type="string" office:string-value="Dargaud" calcext:value-type="string">
            <text:p>Dargaud</text:p>
          </table:table-cell>
          <table:table-cell table:style-name="ce3" table:formula="of:=[Feuille1.I8]" office:value-type="string" office:string-value="2000-11-10" calcext:value-type="string">
            <text:p>2000-11-10</text:p>
          </table:table-cell>
          <table:table-cell table:style-name="ce9" office:value-type="string" calcext:value-type="string">
            <text:p>Héloïse</text:p>
          </table:table-cell>
          <table:table-cell table:number-columns-repeated="1014"/>
        </table:table-row>
        <table:table-row table:style-name="ro1">
          <table:table-cell table:style-name="ce3" table:formula="of:=[Feuille1.A9]" office:value-type="string" office:string-value="Le quatrième pouvoir" calcext:value-type="string">
            <text:p>Le quatrième pouvoir</text:p>
          </table:table-cell>
          <table:table-cell table:style-name="ce3" table:formula="of:=[Feuille1.B9]" office:value-type="string" office:string-value="Le quatrième pouvoir" calcext:value-type="string">
            <text:p>Le quatrième pouvoir</text:p>
          </table:table-cell>
          <table:table-cell table:style-name="ce3" table:formula="of:=[Feuille1.C9]" office:value-type="float" office:value="1" calcext:value-type="float">
            <text:p>1</text:p>
          </table:table-cell>
          <table:table-cell table:style-name="ce3" table:formula="of:=[Feuille1.D9]" office:value-type="float" office:value="2205038680" calcext:value-type="float">
            <text:p>2205038680</text:p>
          </table:table-cell>
          <table:table-cell table:style-name="ce3" table:formula="of:=[Feuille1.E9]" office:value-type="string" office:string-value="Science-Fiction" calcext:value-type="string">
            <text:p>Science-Fiction</text:p>
          </table:table-cell>
          <table:table-cell table:style-name="ce3" table:formula="of:=[Feuille1.F9]" office:value-type="string" office:string-value="Gimenez, Juan" calcext:value-type="string">
            <text:p>Gimenez, Juan</text:p>
          </table:table-cell>
          <table:table-cell table:style-name="ce3" table:formula="of:=[Feuille1.G9]" office:value-type="string" office:string-value="Gimenez, Juan" calcext:value-type="string">
            <text:p>Gimenez, Juan</text:p>
          </table:table-cell>
          <table:table-cell table:style-name="ce3" table:formula="of:=[Feuille1.H9]" office:value-type="string" office:string-value="Dargaud" calcext:value-type="string">
            <text:p>Dargaud</text:p>
          </table:table-cell>
          <table:table-cell table:style-name="ce3" table:formula="of:=[Feuille1.I9]" office:value-type="string" office:string-value="1989-05-01" calcext:value-type="string">
            <text:p>1989-05-01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3" table:formula="of:=[Feuille1.A10]" office:value-type="string" office:string-value="Captain Biceps" calcext:value-type="string">
            <text:p>Captain Biceps</text:p>
          </table:table-cell>
          <table:table-cell table:style-name="ce3" table:formula="of:=[Feuille1.B10]" office:value-type="string" office:string-value="L'invincible" calcext:value-type="string">
            <text:p>L'invincible</text:p>
          </table:table-cell>
          <table:table-cell table:style-name="ce3" table:formula="of:=[Feuille1.C10]" office:value-type="float" office:value="1" calcext:value-type="float">
            <text:p>1</text:p>
          </table:table-cell>
          <table:table-cell table:style-name="ce3" table:formula="of:=[Feuille1.D10]" office:value-type="float" office:value="2723445771" calcext:value-type="float">
            <text:p>2723445771</text:p>
          </table:table-cell>
          <table:table-cell table:style-name="ce3" table:formula="of:=[Feuille1.E10]" office:value-type="string" office:string-value="Humour" calcext:value-type="string">
            <text:p>Humour</text:p>
          </table:table-cell>
          <table:table-cell table:style-name="ce3" table:formula="of:=[Feuille1.F10]" office:value-type="string" office:string-value="Zep" calcext:value-type="string">
            <text:p>Zep</text:p>
          </table:table-cell>
          <table:table-cell table:style-name="ce3" table:formula="of:=[Feuille1.G10]" office:value-type="string" office:string-value="Tébo" calcext:value-type="string">
            <text:p>Tébo</text:p>
          </table:table-cell>
          <table:table-cell table:style-name="ce3" table:formula="of:=[Feuille1.H10]" office:value-type="string" office:string-value="Glénat" calcext:value-type="string">
            <text:p>Glénat</text:p>
          </table:table-cell>
          <table:table-cell table:style-name="ce3" table:formula="of:=[Feuille1.I10]" office:value-type="string" office:string-value="2004-04-01" calcext:value-type="string">
            <text:p>2004-04-01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3" table:formula="of:=[Feuille1.A11]" office:value-type="string" office:string-value="Caravane (Milhiet)" calcext:value-type="string">
            <text:p>Caravane (Milhiet)</text:p>
          </table:table-cell>
          <table:table-cell table:style-name="ce3" table:formula="of:=[Feuille1.B11]" office:value-type="string" office:string-value="Mila" calcext:value-type="string">
            <text:p>Mila</text:p>
          </table:table-cell>
          <table:table-cell table:style-name="ce3" table:formula="of:=[Feuille1.C11]" office:value-type="float" office:value="1" calcext:value-type="float">
            <text:p>1</text:p>
          </table:table-cell>
          <table:table-cell table:style-name="ce3" table:formula="of:=[Feuille1.D11]" office:value-type="float" office:value="2756004073" calcext:value-type="float">
            <text:p>2756004073</text:p>
          </table:table-cell>
          <table:table-cell table:style-name="ce3" table:formula="of:=[Feuille1.E11]" office:value-type="string" office:string-value="Aventure" calcext:value-type="string">
            <text:p>Aventure</text:p>
          </table:table-cell>
          <table:table-cell table:style-name="ce3" table:formula="of:=[Feuille1.F11]" office:value-type="string" office:string-value="Milhiet, Olivier" calcext:value-type="string">
            <text:p>Milhiet, Olivier</text:p>
          </table:table-cell>
          <table:table-cell table:style-name="ce3" table:formula="of:=[Feuille1.G11]" office:value-type="string" office:string-value="Milhiet, Olivier" calcext:value-type="string">
            <text:p>Milhiet, Olivier</text:p>
          </table:table-cell>
          <table:table-cell table:style-name="ce3" table:formula="of:=[Feuille1.H11]" office:value-type="string" office:string-value="Delcourt" calcext:value-type="string">
            <text:p>Delcourt</text:p>
          </table:table-cell>
          <table:table-cell table:style-name="ce3" table:formula="of:=[Feuille1.I11]" office:value-type="string" office:string-value="2008-04-02" calcext:value-type="string">
            <text:p>2008-04-02</text:p>
          </table:table-cell>
          <table:table-cell table:style-name="ce9"/>
          <table:table-cell table:number-columns-repeated="101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1_2_2" table:style-name="ta1">
        <table:table-column table:style-name="co14" table:number-columns-repeated="2" table:default-cell-style-name="ce4"/>
        <table:table-column table:style-name="co15" table:default-cell-style-name="ce4"/>
        <table:table-column table:style-name="co14" table:number-columns-repeated="4" table:default-cell-style-name="ce4"/>
        <table:table-column table:style-name="co16" table:default-cell-style-name="ce4"/>
        <table:table-column table:style-name="co14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4" table:number-columns-repeated="1011" table:default-cell-style-name="ce4"/>
        <table:table-row table:style-name="ro2">
          <table:table-cell table:style-name="ce3" table:formula="of:=[Feuille1.A1]" office:value-type="string" office:string-value="Serie" calcext:value-type="string">
            <text:p>Serie</text:p>
          </table:table-cell>
          <table:table-cell table:style-name="ce3" table:formula="of:=[Feuille1.B1]" office:value-type="string" office:string-value="Titre" calcext:value-type="string">
            <text:p>Titre</text:p>
          </table:table-cell>
          <table:table-cell table:style-name="ce3" table:formula="of:=[Feuille1.C1]" office:value-type="string" office:string-value="Tome" calcext:value-type="string">
            <text:p>Tome</text:p>
          </table:table-cell>
          <table:table-cell table:style-name="ce3" table:formula="of:=[Feuille1.D1]" office:value-type="string" office:string-value="ISBN" calcext:value-type="string">
            <text:p>ISBN</text:p>
          </table:table-cell>
          <table:table-cell table:style-name="ce3" table:formula="of:=[Feuille1.E1]" office:value-type="string" office:string-value="Genre" calcext:value-type="string">
            <text:p>Genre</text:p>
          </table:table-cell>
          <table:table-cell table:style-name="ce3" table:formula="of:=[Feuille1.F1]" office:value-type="string" office:string-value="Scenariste" calcext:value-type="string">
            <text:p>Scenariste</text:p>
          </table:table-cell>
          <table:table-cell table:style-name="ce3" table:formula="of:=[Feuille1.G1]" office:value-type="string" office:string-value="Dessinateur" calcext:value-type="string">
            <text:p>Dessinateur</text:p>
          </table:table-cell>
          <table:table-cell table:style-name="ce3" table:formula="of:=[Feuille1.H1]" office:value-type="string" office:string-value="Editeur" calcext:value-type="string">
            <text:p>Editeur</text:p>
          </table:table-cell>
          <table:table-cell table:style-name="ce3" table:formula="of:=[Feuille1.I1]" office:value-type="string" office:string-value="Date parution" calcext:value-type="string">
            <text:p>Date parution</text:p>
          </table:table-cell>
          <table:table-cell table:style-name="ce9" office:value-type="string" calcext:value-type="string">
            <text:p>Emprunteur</text:p>
          </table:table-cell>
          <table:table-cell table:style-name="ce10" office:value-type="string" calcext:value-type="string">
            <text:p>Nom</text:p>
          </table:table-cell>
          <table:table-cell table:style-name="ce10" office:value-type="string" calcext:value-type="string">
            <text:p>Naissance</text:p>
          </table:table-cell>
          <table:table-cell table:style-name="ce10" office:value-type="string" calcext:value-type="string">
            <text:p>Nombre</text:p>
            <text:p>Prets</text:p>
          </table:table-cell>
          <table:table-cell table:number-columns-repeated="1011"/>
        </table:table-row>
        <table:table-row table:style-name="ro1">
          <table:table-cell table:style-name="ce3" table:formula="of:=[Feuille1.A2]" office:value-type="string" office:string-value="Aya de Yopougon" calcext:value-type="string">
            <text:p>Aya de Yopougon</text:p>
          </table:table-cell>
          <table:table-cell table:style-name="ce3" table:formula="of:=[Feuille1.B2]" office:value-type="string" office:string-value="Aya de Yopougon, Tome 1" calcext:value-type="string">
            <text:p>Aya de Yopougon, Tome 1</text:p>
          </table:table-cell>
          <table:table-cell table:style-name="ce3" table:formula="of:=[Feuille1.C2]" office:value-type="float" office:value="1" calcext:value-type="float">
            <text:p>1</text:p>
          </table:table-cell>
          <table:table-cell table:style-name="ce3" table:formula="of:=[Feuille1.D2]" office:value-type="float" office:value="2070573117" calcext:value-type="float">
            <text:p>2070573117</text:p>
          </table:table-cell>
          <table:table-cell table:style-name="ce3" table:formula="of:=[Feuille1.E2]" office:value-type="string" office:string-value="Tranche de vie" calcext:value-type="string">
            <text:p>Tranche de vie</text:p>
          </table:table-cell>
          <table:table-cell table:style-name="ce3" table:formula="of:=[Feuille1.F2]" office:value-type="string" office:string-value="Abouet, Marguerite" calcext:value-type="string">
            <text:p>Abouet, Marguerite</text:p>
          </table:table-cell>
          <table:table-cell table:style-name="ce3" table:formula="of:=[Feuille1.G2]" office:value-type="string" office:string-value="Oubrerie, Clément" calcext:value-type="string">
            <text:p>Oubrerie, Clément</text:p>
          </table:table-cell>
          <table:table-cell table:style-name="ce3" table:formula="of:=[Feuille1.H2]" office:value-type="string" office:string-value="Gallimard" calcext:value-type="string">
            <text:p>Gallimard</text:p>
          </table:table-cell>
          <table:table-cell table:style-name="ce3" table:formula="of:=[Feuille1.I2]" office:value-type="string" office:string-value="2005-11-17" calcext:value-type="string">
            <text:p>2005-11-17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1">
          <table:table-cell table:style-name="ce3" table:formula="of:=[Feuille1.A3]" office:value-type="string" office:string-value="Kookaburra" calcext:value-type="string">
            <text:p>Kookaburra</text:p>
          </table:table-cell>
          <table:table-cell table:style-name="ce3" table:formula="of:=[Feuille1.B3]" office:value-type="string" office:string-value="Planète Dakoï" calcext:value-type="string">
            <text:p>Planète Dakoï</text:p>
          </table:table-cell>
          <table:table-cell table:style-name="ce3" table:formula="of:=[Feuille1.C3]" office:value-type="float" office:value="1" calcext:value-type="float">
            <text:p>1</text:p>
          </table:table-cell>
          <table:table-cell table:style-name="ce3" table:formula="of:=[Feuille1.D3]" office:value-type="float" office:value="2877645630" calcext:value-type="float">
            <text:p>2877645630</text:p>
          </table:table-cell>
          <table:table-cell table:style-name="ce3" table:formula="of:=[Feuille1.E3]" office:value-type="string" office:string-value="Science-Fiction" calcext:value-type="string">
            <text:p>Science-Fiction</text:p>
          </table:table-cell>
          <table:table-cell table:style-name="ce3" table:formula="of:=[Feuille1.F3]" office:value-type="string" office:string-value="Crisse, Didier" calcext:value-type="string">
            <text:p>Crisse, Didier</text:p>
          </table:table-cell>
          <table:table-cell table:style-name="ce3" table:formula="of:=[Feuille1.G3]" office:value-type="string" office:string-value="Crisse, Didier" calcext:value-type="string">
            <text:p>Crisse, Didier</text:p>
          </table:table-cell>
          <table:table-cell table:style-name="ce3" table:formula="of:=[Feuille1.H3]" office:value-type="string" office:string-value="Soleil" calcext:value-type="string">
            <text:p>Soleil</text:p>
          </table:table-cell>
          <table:table-cell table:style-name="ce3" table:formula="of:=[Feuille1.I3]" office:value-type="string" office:string-value="1997-02-01" calcext:value-type="string">
            <text:p>1997-02-01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1">
          <table:table-cell table:style-name="ce3" table:formula="of:=[Feuille1.A4]" office:value-type="string" office:string-value="Lanfeust de Troy" calcext:value-type="string">
            <text:p>Lanfeust de Troy</text:p>
          </table:table-cell>
          <table:table-cell table:style-name="ce3" table:formula="of:=[Feuille1.B4]" office:value-type="string" office:string-value="L'ivoire du Magohamoth" calcext:value-type="string">
            <text:p>L'ivoire du Magohamoth</text:p>
          </table:table-cell>
          <table:table-cell table:style-name="ce3" table:formula="of:=[Feuille1.C4]" office:value-type="float" office:value="1" calcext:value-type="float">
            <text:p>1</text:p>
          </table:table-cell>
          <table:table-cell table:style-name="ce3" table:formula="of:=[Feuille1.D4]" office:value-type="float" office:value="2877642577" calcext:value-type="float">
            <text:p>2877642577</text:p>
          </table:table-cell>
          <table:table-cell table:style-name="ce3" table:formula="of:=[Feuille1.E4]" office:value-type="string" office:string-value="Héroic - Fantasy" calcext:value-type="string">
            <text:p>Héroic - Fantasy</text:p>
          </table:table-cell>
          <table:table-cell table:style-name="ce3" table:formula="of:=[Feuille1.F4]" office:value-type="string" office:string-value="Arleston, Christophe" calcext:value-type="string">
            <text:p>Arleston, Christophe</text:p>
          </table:table-cell>
          <table:table-cell table:style-name="ce3" table:formula="of:=[Feuille1.G4]" office:value-type="string" office:string-value="Tarquin, Didier" calcext:value-type="string">
            <text:p>Tarquin, Didier</text:p>
          </table:table-cell>
          <table:table-cell table:style-name="ce3" table:formula="of:=[Feuille1.H4]" office:value-type="string" office:string-value="Soleil" calcext:value-type="string">
            <text:p>Soleil</text:p>
          </table:table-cell>
          <table:table-cell table:style-name="ce3" table:formula="of:=[Feuille1.I4]" office:value-type="string" office:string-value="1994-09-01" calcext:value-type="string">
            <text:p>1994-09-01</text:p>
          </table:table-cell>
          <table:table-cell table:style-name="ce9" office:value-type="string" calcext:value-type="string">
            <text:p>Abel</text:p>
          </table:table-cell>
          <table:table-cell table:style-name="ce10" office:value-type="string" calcext:value-type="string">
            <text:p>Viroulaud</text:p>
          </table:table-cell>
          <table:table-cell table:style-name="ce11" office:value-type="date" office:date-value="2000-01-01" calcext:value-type="date">
            <text:p>01/01/20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3" table:formula="of:=[Feuille1.A5]" office:value-type="string" office:string-value="Baker Street" calcext:value-type="string">
            <text:p>Baker Street</text:p>
          </table:table-cell>
          <table:table-cell table:style-name="ce3" table:formula="of:=[Feuille1.B5]" office:value-type="string" office:string-value="Sherlock Holmes n'a peur de rien" calcext:value-type="string">
            <text:p>Sherlock Holmes n'a peur de rien</text:p>
          </table:table-cell>
          <table:table-cell table:style-name="ce3" table:formula="of:=[Feuille1.C5]" office:value-type="float" office:value="1" calcext:value-type="float">
            <text:p>1</text:p>
          </table:table-cell>
          <table:table-cell table:style-name="ce3" table:formula="of:=[Feuille1.D5]" office:value-type="float" office:value="2840553511" calcext:value-type="float">
            <text:p>2840553511</text:p>
          </table:table-cell>
          <table:table-cell table:style-name="ce3" table:formula="of:=[Feuille1.E5]" office:value-type="string" office:string-value="Humour" calcext:value-type="string">
            <text:p>Humour</text:p>
          </table:table-cell>
          <table:table-cell table:style-name="ce3" table:formula="of:=[Feuille1.F5]" office:value-type="string" office:string-value="Veys, Pierre" calcext:value-type="string">
            <text:p>Veys, Pierre</text:p>
          </table:table-cell>
          <table:table-cell table:style-name="ce3" table:formula="of:=[Feuille1.G5]" office:value-type="string" office:string-value="Barral, Nicolas" calcext:value-type="string">
            <text:p>Barral, Nicolas</text:p>
          </table:table-cell>
          <table:table-cell table:style-name="ce3" table:formula="of:=[Feuille1.H5]" office:value-type="string" office:string-value="Delcourt" calcext:value-type="string">
            <text:p>Delcourt</text:p>
          </table:table-cell>
          <table:table-cell table:style-name="ce3" table:formula="of:=[Feuille1.I5]" office:value-type="string" office:string-value="1999-04-01" calcext:value-type="string">
            <text:p>1999-04-01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1">
          <table:table-cell table:style-name="ce3" table:formula="of:=[Feuille1.A6]" office:value-type="string" office:string-value="Le chant des Stryges" calcext:value-type="string">
            <text:p>Le chant des Stryges</text:p>
          </table:table-cell>
          <table:table-cell table:style-name="ce3" table:formula="of:=[Feuille1.B6]" office:value-type="string" office:string-value="Ombres" calcext:value-type="string">
            <text:p>Ombres</text:p>
          </table:table-cell>
          <table:table-cell table:style-name="ce3" table:formula="of:=[Feuille1.C6]" office:value-type="float" office:value="1" calcext:value-type="float">
            <text:p>1</text:p>
          </table:table-cell>
          <table:table-cell table:style-name="ce3" table:formula="of:=[Feuille1.D6]" office:value-type="float" office:value="2840551721" calcext:value-type="float">
            <text:p>2840551721</text:p>
          </table:table-cell>
          <table:table-cell table:style-name="ce3" table:formula="of:=[Feuille1.E6]" office:value-type="string" office:string-value="Aventures" calcext:value-type="string">
            <text:p>Aventures</text:p>
          </table:table-cell>
          <table:table-cell table:style-name="ce3" table:formula="of:=[Feuille1.F6]" office:value-type="string" office:string-value="Corbeyran, Éric" calcext:value-type="string">
            <text:p>Corbeyran, Éric</text:p>
          </table:table-cell>
          <table:table-cell table:style-name="ce3" table:formula="of:=[Feuille1.G6]" office:value-type="string" office:string-value="Guérineau, Richard" calcext:value-type="string">
            <text:p>Guérineau, Richard</text:p>
          </table:table-cell>
          <table:table-cell table:style-name="ce3" table:formula="of:=[Feuille1.H6]" office:value-type="string" office:string-value="Delcourt" calcext:value-type="string">
            <text:p>Delcourt</text:p>
          </table:table-cell>
          <table:table-cell table:style-name="ce3" table:formula="of:=[Feuille1.I6]" office:value-type="string" office:string-value="1997-10-01" calcext:value-type="string">
            <text:p>1997-10-01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1">
          <table:table-cell table:style-name="ce3" table:formula="of:=[Feuille1.A7]" office:value-type="string" office:string-value="Le Messager" calcext:value-type="string">
            <text:p>Le Messager</text:p>
          </table:table-cell>
          <table:table-cell table:style-name="ce3" table:formula="of:=[Feuille1.B7]" office:value-type="string" office:string-value="La sainte lance" calcext:value-type="string">
            <text:p>La sainte lance</text:p>
          </table:table-cell>
          <table:table-cell table:style-name="ce3" table:formula="of:=[Feuille1.C7]" office:value-type="float" office:value="1" calcext:value-type="float">
            <text:p>1</text:p>
          </table:table-cell>
          <table:table-cell table:style-name="ce3" table:formula="of:=[Feuille1.D7]" office:value-type="float" office:value="2912715555" calcext:value-type="float">
            <text:p>2912715555</text:p>
          </table:table-cell>
          <table:table-cell table:style-name="ce3" table:formula="of:=[Feuille1.E7]" office:value-type="string" office:string-value="Polar-Thriller" calcext:value-type="string">
            <text:p>Polar-Thriller</text:p>
          </table:table-cell>
          <table:table-cell table:style-name="ce3" table:formula="of:=[Feuille1.F7]" office:value-type="string" office:string-value="Richez, Hervé" calcext:value-type="string">
            <text:p>Richez, Hervé</text:p>
          </table:table-cell>
          <table:table-cell table:style-name="ce3" table:formula="of:=[Feuille1.G7]" office:value-type="string" office:string-value="Mig" calcext:value-type="string">
            <text:p>Mig</text:p>
          </table:table-cell>
          <table:table-cell table:style-name="ce3" table:formula="of:=[Feuille1.H7]" office:value-type="string" office:string-value="Bamboo" calcext:value-type="string">
            <text:p>Bamboo</text:p>
          </table:table-cell>
          <table:table-cell table:style-name="ce3" table:formula="of:=[Feuille1.I7]" office:value-type="string" office:string-value="2003-05-01" calcext:value-type="string">
            <text:p>2003-05-01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1">
          <table:table-cell table:style-name="ce3" table:formula="of:=[Feuille1.A8]" office:value-type="string" office:string-value="Blacksad" calcext:value-type="string">
            <text:p>Blacksad</text:p>
          </table:table-cell>
          <table:table-cell table:style-name="ce3" table:formula="of:=[Feuille1.B8]" office:value-type="string" office:string-value="Quelque part entre les ombres" calcext:value-type="string">
            <text:p>Quelque part entre les ombres</text:p>
          </table:table-cell>
          <table:table-cell table:style-name="ce3" table:formula="of:=[Feuille1.C8]" office:value-type="float" office:value="1" calcext:value-type="float">
            <text:p>1</text:p>
          </table:table-cell>
          <table:table-cell table:style-name="ce3" table:formula="of:=[Feuille1.D8]" office:value-type="float" office:value="2205049658" calcext:value-type="float">
            <text:p>2205049658</text:p>
          </table:table-cell>
          <table:table-cell table:style-name="ce3" table:formula="of:=[Feuille1.E8]" office:value-type="string" office:string-value="Polar-Thriller" calcext:value-type="string">
            <text:p>Polar-Thriller</text:p>
          </table:table-cell>
          <table:table-cell table:style-name="ce3" table:formula="of:=[Feuille1.F8]" office:value-type="string" office:string-value="Diaz Canales, Juan" calcext:value-type="string">
            <text:p>Diaz Canales, Juan</text:p>
          </table:table-cell>
          <table:table-cell table:style-name="ce3" table:formula="of:=[Feuille1.G8]" office:value-type="string" office:string-value="Guarnido, Juanjo" calcext:value-type="string">
            <text:p>Guarnido, Juanjo</text:p>
          </table:table-cell>
          <table:table-cell table:style-name="ce3" table:formula="of:=[Feuille1.H8]" office:value-type="string" office:string-value="Dargaud" calcext:value-type="string">
            <text:p>Dargaud</text:p>
          </table:table-cell>
          <table:table-cell table:style-name="ce3" table:formula="of:=[Feuille1.I8]" office:value-type="string" office:string-value="2000-11-10" calcext:value-type="string">
            <text:p>2000-11-10</text:p>
          </table:table-cell>
          <table:table-cell table:style-name="ce9" office:value-type="string" calcext:value-type="string">
            <text:p>Héloïse</text:p>
          </table:table-cell>
          <table:table-cell table:style-name="ce10" office:value-type="string" calcext:value-type="string">
            <text:p>Dupont</text:p>
          </table:table-cell>
          <table:table-cell table:style-name="ce11" office:value-type="date" office:date-value="1980-01-01" calcext:value-type="date">
            <text:p>01/01/198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3" table:formula="of:=[Feuille1.A9]" office:value-type="string" office:string-value="Le quatrième pouvoir" calcext:value-type="string">
            <text:p>Le quatrième pouvoir</text:p>
          </table:table-cell>
          <table:table-cell table:style-name="ce3" table:formula="of:=[Feuille1.B9]" office:value-type="string" office:string-value="Le quatrième pouvoir" calcext:value-type="string">
            <text:p>Le quatrième pouvoir</text:p>
          </table:table-cell>
          <table:table-cell table:style-name="ce3" table:formula="of:=[Feuille1.C9]" office:value-type="float" office:value="1" calcext:value-type="float">
            <text:p>1</text:p>
          </table:table-cell>
          <table:table-cell table:style-name="ce3" table:formula="of:=[Feuille1.D9]" office:value-type="float" office:value="2205038680" calcext:value-type="float">
            <text:p>2205038680</text:p>
          </table:table-cell>
          <table:table-cell table:style-name="ce3" table:formula="of:=[Feuille1.E9]" office:value-type="string" office:string-value="Science-Fiction" calcext:value-type="string">
            <text:p>Science-Fiction</text:p>
          </table:table-cell>
          <table:table-cell table:style-name="ce3" table:formula="of:=[Feuille1.F9]" office:value-type="string" office:string-value="Gimenez, Juan" calcext:value-type="string">
            <text:p>Gimenez, Juan</text:p>
          </table:table-cell>
          <table:table-cell table:style-name="ce3" table:formula="of:=[Feuille1.G9]" office:value-type="string" office:string-value="Gimenez, Juan" calcext:value-type="string">
            <text:p>Gimenez, Juan</text:p>
          </table:table-cell>
          <table:table-cell table:style-name="ce3" table:formula="of:=[Feuille1.H9]" office:value-type="string" office:string-value="Dargaud" calcext:value-type="string">
            <text:p>Dargaud</text:p>
          </table:table-cell>
          <table:table-cell table:style-name="ce3" table:formula="of:=[Feuille1.I9]" office:value-type="string" office:string-value="1989-05-01" calcext:value-type="string">
            <text:p>1989-05-01</text:p>
          </table:table-cell>
          <table:table-cell table:style-name="ce9" office:value-type="string" calcext:value-type="string">
            <text:p>Abel</text:p>
          </table:table-cell>
          <table:table-cell table:style-name="ce10" office:value-type="string" calcext:value-type="string">
            <text:p>Viroulaud</text:p>
          </table:table-cell>
          <table:table-cell table:style-name="ce11" office:value-type="date" office:date-value="2000-01-01" calcext:value-type="date">
            <text:p>01/01/20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3" table:formula="of:=[Feuille1.A10]" office:value-type="string" office:string-value="Captain Biceps" calcext:value-type="string">
            <text:p>Captain Biceps</text:p>
          </table:table-cell>
          <table:table-cell table:style-name="ce3" table:formula="of:=[Feuille1.B10]" office:value-type="string" office:string-value="L'invincible" calcext:value-type="string">
            <text:p>L'invincible</text:p>
          </table:table-cell>
          <table:table-cell table:style-name="ce3" table:formula="of:=[Feuille1.C10]" office:value-type="float" office:value="1" calcext:value-type="float">
            <text:p>1</text:p>
          </table:table-cell>
          <table:table-cell table:style-name="ce3" table:formula="of:=[Feuille1.D10]" office:value-type="float" office:value="2723445771" calcext:value-type="float">
            <text:p>2723445771</text:p>
          </table:table-cell>
          <table:table-cell table:style-name="ce3" table:formula="of:=[Feuille1.E10]" office:value-type="string" office:string-value="Humour" calcext:value-type="string">
            <text:p>Humour</text:p>
          </table:table-cell>
          <table:table-cell table:style-name="ce3" table:formula="of:=[Feuille1.F10]" office:value-type="string" office:string-value="Zep" calcext:value-type="string">
            <text:p>Zep</text:p>
          </table:table-cell>
          <table:table-cell table:style-name="ce3" table:formula="of:=[Feuille1.G10]" office:value-type="string" office:string-value="Tébo" calcext:value-type="string">
            <text:p>Tébo</text:p>
          </table:table-cell>
          <table:table-cell table:style-name="ce3" table:formula="of:=[Feuille1.H10]" office:value-type="string" office:string-value="Glénat" calcext:value-type="string">
            <text:p>Glénat</text:p>
          </table:table-cell>
          <table:table-cell table:style-name="ce3" table:formula="of:=[Feuille1.I10]" office:value-type="string" office:string-value="2004-04-01" calcext:value-type="string">
            <text:p>2004-04-01</text:p>
          </table:table-cell>
          <table:table-cell table:style-name="ce9" office:value-type="string" calcext:value-type="string">
            <text:p>Abel</text:p>
          </table:table-cell>
          <table:table-cell table:style-name="ce10" office:value-type="string" calcext:value-type="string">
            <text:p>Viroulaud</text:p>
          </table:table-cell>
          <table:table-cell table:style-name="ce11" office:value-type="date" office:date-value="2000-01-01" calcext:value-type="date">
            <text:p>01/01/20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3" table:formula="of:=[Feuille1.A11]" office:value-type="string" office:string-value="Caravane (Milhiet)" calcext:value-type="string">
            <text:p>Caravane (Milhiet)</text:p>
          </table:table-cell>
          <table:table-cell table:style-name="ce3" table:formula="of:=[Feuille1.B11]" office:value-type="string" office:string-value="Mila" calcext:value-type="string">
            <text:p>Mila</text:p>
          </table:table-cell>
          <table:table-cell table:style-name="ce3" table:formula="of:=[Feuille1.C11]" office:value-type="float" office:value="1" calcext:value-type="float">
            <text:p>1</text:p>
          </table:table-cell>
          <table:table-cell table:style-name="ce3" table:formula="of:=[Feuille1.D11]" office:value-type="float" office:value="2756004073" calcext:value-type="float">
            <text:p>2756004073</text:p>
          </table:table-cell>
          <table:table-cell table:style-name="ce3" table:formula="of:=[Feuille1.E11]" office:value-type="string" office:string-value="Aventure" calcext:value-type="string">
            <text:p>Aventure</text:p>
          </table:table-cell>
          <table:table-cell table:style-name="ce3" table:formula="of:=[Feuille1.F11]" office:value-type="string" office:string-value="Milhiet, Olivier" calcext:value-type="string">
            <text:p>Milhiet, Olivier</text:p>
          </table:table-cell>
          <table:table-cell table:style-name="ce3" table:formula="of:=[Feuille1.G11]" office:value-type="string" office:string-value="Milhiet, Olivier" calcext:value-type="string">
            <text:p>Milhiet, Olivier</text:p>
          </table:table-cell>
          <table:table-cell table:style-name="ce3" table:formula="of:=[Feuille1.H11]" office:value-type="string" office:string-value="Delcourt" calcext:value-type="string">
            <text:p>Delcourt</text:p>
          </table:table-cell>
          <table:table-cell table:style-name="ce3" table:formula="of:=[Feuille1.I11]" office:value-type="string" office:string-value="2008-04-02" calcext:value-type="string">
            <text:p>2008-04-02</text:p>
          </table:table-cell>
          <table:table-cell table:style-name="ce9"/>
          <table:table-cell table:style-name="ce10"/>
          <table:table-cell table:style-name="ce11"/>
          <table:table-cell table:style-name="ce10"/>
          <table:table-cell table:number-columns-repeated="101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7:44:08.1473327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09:21:42.474308906</meta:creation-date>
    <dc:date>2020-12-04T17:51:11.231751089</dc:date>
    <meta:editing-duration>PT14H46M42S</meta:editing-duration>
    <meta:editing-cycles>8</meta:editing-cycles>
    <meta:generator>LibreOffice/6.1.5.2$Linux_X86_64 LibreOffice_project/10$Build-2</meta:generator>
    <meta:document-statistic meta:table-count="3" meta:cell-count="320" meta:object-count="0"/>
  </office:meta>
</office:document-meta>
</file>